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text-properties fo:font-weight="bold" style:font-weight-asian="bold" style:font-weight-complex="bold"/>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text-properties fo:font-weight="bold" style:font-weight-asian="bold" style:font-weight-complex="bold"/>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T17" style:parent-style-name="Policepardéfaut" style:family="text">
      <style:text-properties fo:font-weight="bold" style:font-weight-asian="bold" style:font-weight-complex="bold"/>
    </style:style>
    <style:style style:name="P18" style:parent-style-name="Normal" style:family="paragraph">
      <style:paragraph-properties fo:margin-bottom="0in"/>
      <style:text-properties fo:font-weight="bold" style:font-weight-asian="bold" style:font-weight-complex="bold"/>
    </style:style>
    <style:style style:name="P19" style:parent-style-name="Normal" style:family="paragraph">
      <style:paragraph-properties fo:margin-bottom="0in"/>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office:automatic-styles>
  <office:body>
    <office:text text:use-soft-page-breaks="true">
      <text:p text:style-name="P1">Introduction</text:p>
      <text:p text:style-name="P2">Les zones humides sont connues pour fournir un large éventail de<text:s/>services écosystémiques (Mitsch et Gosselink 1993 ; Keddy 2004), y compris les services de soutien (tels que le sol formation et cycle biogéochimique), l'approvisionnement (comme la fourniture de nourriture et d'eau douce), la réglementation (comme la régulation du climat et l'atténuation des inondations) et les services culturels (tels que l'éducation et le tourisme). Par la perte et la dégradation des écosystèmes des zones humides beaucoup de ces services ont été perdus (Millenium Évaluation des écosystèmes 2005). L'un des mandats les plus importants du Sud. Le gouvernement africain doit s'occuper de la lutte contre la pauvreté pour réduire les inégalités du passé. Stratégique les initiatives nationales de la Direction générale des travaux publics élargie . Le programme vise les zones pauvres et l'emploi des personnes dans ces domaines pour obtenir une formation et une expérience dans le travail de réhabilitation (Dada et al. 2007). Parce que les zones humides occupent des positions dans le paysage qui sont affectés par les activités qui se déroulent dans les bassins<text:s/>versants, Les impacts humains sur les zones humides se produisent par les activités à l'intérieur et à l'extérieur des zones humides. Comme Ainsi, les impacts humains sur les zones humides sont souvent indirects et involontaire, comme l'augmentation des charges de solutés (McCarthy et al. 2007). Alternativement, les impacts sur le bien-être humain peut être direct, comme l'érosion d'une zone humide qui menace les moyens de subsistance des populations en réduisant leur capacité à produire des cultures (Pollard et al.2009). Indépendamment de leur origine, les impacts sur les zones humides réduisent la capacité de ces écosystèmes à fournir une série de services écosystémiques, dans de nombreux cas avec des effets néfastes sur le bien-être humain. Étant donné les impacts des activités humaines sur les zones humides la structure et la fonction des écosystèmes, et donc sur le bien-être humain, la conservation et la réhabilitation des écosystèmes de zones humides est bien justifiée. Il s'agit de en particulier dans<text:s/>les pays en développement semi-arides comme en Afrique du Sud, où les gens dépendent des zones humides la plupart pendant les périodes critiques où d'autres moyens de subsistance les options diminuent (voir Pollard et al. 2009). Actuellement, il y a un intérêt accru pour la compréhension des zones humides et leur conservation en Afrique du Sud (Noble et Hemens 1978 ; Breen et Begg 1989), et un effort croissant est fait pour documenter et valoriser les biens et services qu'ils fournissent aux êtres humains<text:s/>(Kotze et al. 2009a). Les objectifs de la réhabilitation les activités se concentrent souvent sur des services écosystémiques spécifiques tels que l'amélioration de la rétention d'eau, l'amélioration les inondations ou la conservation de la biodiversité (Daily 1997). Les biens et services fournis par les zones humides sont généralement en corrélation avec le type de zone humide (Kotze et al. 2009a), qui est à son tour liée à la tendance l'eau s'écoule dans la zone humide, la traverse et en sort. Ainsi, l'évaluation de la santé des zones humides et de l'écosystème services est généralement fondée sur la division de l'individu les zones humides en unités hydrogéomorphiques (HGM). Les caractéristiques du relief et de l'hydrologie forment les base du système de<text:s/>classification HGM pour les zones humides, et il est généralement reconnu que ces deux les caractéristiques fondamentales qui déterminent l'existence de toutes les zones humides (Brinson 1993 ; Semuniuk et Semuniuk 1995 ; Ellery et al. 2009). Une unité HGM<text:s/>est ainsi définie comme une section d'une zone humide qui a une hydrologie uniforme et les caractéristiques géomorphologiques. Le HGM a été largement utilisée en Afrique du Sud et un système simple a été décrit par Macfarlane et al. (2009). Compte tenu de<text:s/>cela, et des récentes les développements dans le domaine de la classification des zones humides en Afrique du Sud (Ewart-Smith et al. 2006 ; Ollis et al.2009), il est important d'évaluer de manière critique la classification en ce qui concerne la réhabilitation des zones humides en Afrique du Sud. La réhabilitation des zones humides conformément à la définition fournie par Grenfell et al. (2007) dans South L'Afrique est une activité soutenue par l'État par le biais du programme "Working for Wetlands" pour<text:s/>une décennie environ. La planification de la réadaptation est hiérarchique, et repose en grande partie sur les résultats des interventions en ce qui<text:s/><text:soft-page-break/>concerne la mise en place de l'écosystème services. Par conséquent, l'approche de planification exige une évaluation solide du fonctionnement naturel de la la prise en compte des zones humides, et un examen attentif du rétablissement probable des services écosystémiques à la suite d'une réhabilitation. Avant la planification des mesures de réhabilitation, un une analyse détaillée du fonctionnement naturel de la les zones humides et les impacts qui ont provoqué leur dégradation doit avoir lieu. Puisque les impacts et la réhabilitation Les objectifs peuvent être définis selon une série de critères temporels et spatiaux la réhabilitation doit tenir compte des zones humides et des leur fonctionnement à l'échelle appropriée, notamment si la réadaptation doit faire plus que traiter les symptômes, et donc être durable. L'identification de ces échelles spatiales et la la<text:s/>classification des unités paysagères appropriées à chaque échelle est un aspect important de la réhabilitation des zones humides planification. Nous pouvons conclure que la théorie de la l'organisation hiérarchique des écosystèmes (O'Neill et al. 1986) a<text:s/>des implications pratiques pour les zones humides la réhabilitation. L'objectif de ce document est de présenter une planification cadre pour la réhabilitation des zones humides qui tient compte d'échelle grâce à la classification hiérarchique des zones humides, et qui tente de s'attaquer aux problèmes sous-jacents les causes de la dégradation et pas seulement les symptômes. Le site l'accent est mis sur les lignes directrices produites pour soutenir les zones humides la réhabilitation en Afrique du Sud (Dada<text:s/>et al. 2007) en gardant cela à l'esprit :</text:p>
      <text:p text:style-name="P3">- Des fonds limités sont disponibles pour soutenir les zones humides la réhabilitation,</text:p>
      <text:p text:style-name="P4">- La réhabilitation des zones humides crée de nombreux emplois et de lutte contre la pauvreté qui fait partie d'un programme<text:s/>étendu de travaux publics,</text:p>
      <text:p text:style-name="P5">- Un grand nombre de personnes pauvres dépendent de les biens et services fournis par les zones humides, et</text:p>
      <text:p text:style-name="P6">- L'Afrique du Sud est un pays où l'eau est rare et où climat semi-aride.</text:p>
      <text:p text:style-name="P7"/>
      <text:p text:style-name="P8">Classification des zones humides d'Afrique du<text:s/>Sud</text:p>
      <text:p text:style-name="P9">La subdivision d'une zone humide en zones hydrogéomorphiques (HGM) est une étape importante dans l'identification des processus écologiques dans la zone humide. Informations sur les unités HGM dans une zone humide fournit des indices les sources d'eau,<text:s/>les impacts les plus susceptibles et les processus écologiques qui se déroulent dans la zone humide. Du point de vue de la réhabilitation, une classification significative peut améliorer la compréhension des processus hydrologiques et géomorphologiques qui déterminent l'origine et la dynamique des zones humides, de sorte que la réhabilitation puisse traiter plus efficacement causes de dégradation et pas seulement des symptômes. Un système de classification hiérarchique pour le Sud Les zones humides africaines ont été proposées par Ewart-Smith (2006), qui a ensuite été amélioré par Ollis et al. (2009), qui ont tous deux comme clé les unités HGM élément. La classification est hiérarchique, avec six niveaux de la hiérarchie dans Ollis et al. (2009). Pour le Aux fins du présent document, seules les zones humides intérieures sont considéré. Le terme "discriminateur" est utilisé pour tout paramètre nécessaire pour en distinguer un (groupe de) zone(s) humide(s) d'une autre sur l'un des niveaux de la hiérarchie. La<text:s/>classification des unités HGM apparaît au niveau 4 de la classification d'Ollis et al. (2009) (tableau 1). Les observations sur la perception des entrées, des sorties et des d'une unité spécifique, aident à l'identification de l'unité HGM. La classification de l'unité HGM dans le tableau 1 contient certaines des classes de Brinson (1993) mais comprend une plus grande variété de des cours. Lorsqu'elle est appliquée, elle est susceptible d'entraîner des distinctions un peu plus fines que dans le Brinson (1993) a probablement aussi conduit à une plus grande degré de division des zones humides en évaluation séparée unités. Une autre différence est que dans le Sud En Afrique, il y a un manque de zones humides de référence (généralement décrites aux États-Unis pour les différents types de HGM dans différentes écorégions, comme l'explique Johnson (2005)). Même si les données manquent<text:s/><text:soft-page-break/>généralement pour quantifier la proportion exacte des intrants par rapport aux extrants à partir d'une zone humide, il est possible de<text:s/>caractériser les zones humides d'une manière grossière et qualitative suffisante pour pouvoir attribuer les unités HGM aux classes HGM indiquées dans</text:p>
      <text:p text:style-name="P10">Tableau 1.</text:p>
      <text:p text:style-name="P11">Il est reconnu qu'en raison de son climat semi-aride et une altitude moyenne exceptionnellement élevée, la plupart En Afrique du Sud, les zones humides sont liées à la (Tooth et McCarthy 2007 ; Ellery et al. 2009). La plupart des réhabilitations de zones humides dans le Sud L'Afrique se situe dans des zones humides où l'écoulement dès l'eau est à un ruisseau ou à une zone humide dominée par Le flux diffus est converti en un flux fortement canalisé par l'excavation de drains artificiels, ou par l'érosion des ravins. En outre, une compréhension d'intrants peut aider à identifier les causes de la disparition des zones humides dégradation. Les zones humides qui reçoivent de l'eau sous la forme d'apports diffus en surface provenant d'un bassin versant local sont susceptibles d'être affectés par des facteurs qui affectent le ruissellement et la recharge des eaux souterraines. Ainsi, le reboisement ou la Le développement de ces bassins versants aura un l’impact. Par ailleurs, les zones humides qui reçoivent leur approvisionnement en eau par des apports fluviaux seront les plus touchés par les facteurs qui influent sur le débit des cours d'eau, tels que la retenue des cours d'eau ou le captage d'eau de la rivière.</text:p>
      <text:p text:style-name="P12">Le débit d'eau dans une zone humide est instructif lorsqu'il s'agit de déduire les services écosystémiques qui sont fournis par une zone humide. La<text:s/>prédominance d'un écoulement diffus dans une la zone humide est susceptible d'améliorer le contact entre l'eau et les sédiments des zones humides, et donc promouvoir les fonctions dans lesquelles les processus biogéochimiques sont importants. Les zones humides telles que les plaines d'inondation avec un stockage en dépression considérable et une grande surface sont importants pour l'atténuation des inondations et la sédimentation le piégeage. La gestion de l'eau à l'échelle d'un Le bassin versant peut donc<text:s/>influencer les types d'interventions qui pourraient être considérés comme importants dans les zones humides dans les différents bassins versants (Ellery et al. 2009). Aux niveaux inférieurs à l'unité HGM dans les le système de classification des zones humides proposé pour le Sud Afrique (Ollis et al. 2009), l'habitat est décrit. L'habitat définit les conditions et les contraintes locales pour la croissance des plantes à tout endroit de la zone humide. Ainsi, alors qu'une unité hydrogéomorphe est classée sur<text:s/>la base de l'origine, de la dynamique et de le fonctionnement actuel de l'unité, le type d'habitat uniquement traite des caractéristiques des sites localisés et de la conditions qui y règnent, en raison de la les processus à l'échelle du paysage. La variable la plus importante La définition d'un habitat est l'hydropériode : l temps au cours d'une année qu'une certaine zone humide est inondée, mais de nombreuses autres variables qui définissent l'habitat sont données dans le tableau 2.</text:p>
      <text:p text:style-name="P13"/>
      <text:p text:style-name="P14">(table2)</text:p>
      <text:p text:style-name="P15"/>
      <text:p text:style-name="P16"><text:s/>Kotze et al. (1996) donnent un exemple de la facilité avec laquelle les les caractères dans le champ aident à évaluer l'hydropériode dans une zone humide. La classification à ce niveau est particulièrement importante lorsque l'objectif de la réhabilitation est la conservation<text:s/>la biodiversité. Les différentes unités d'habitat indiqueront où des espèces rares sont présentes ou sont à prévoir, et orienter les objectifs de la réhabilitation en termes de rétablissement les conditions nécessaires à l'amélioration de des unités d'habitat pour favoriser le rétablissement des espèces. Une classification des zones humides en général joue un rôle<text:s/>important dans la planification de la conservation des zones humides (Finlayson et al. 2002<text:span text:style-name="T17">).<text:s/></text:span></text:p>
      <text:p text:style-name="P18"/>
      <text:p text:style-name="P19"><text:span text:style-name="T20">Un cadre spatial pour la réhabilitation des zo</text:span><text:span text:style-name="T21">nes humides<text:s/></text:span></text:p>
      <text:soft-page-break/>
      <text:p text:style-name="P22">La réhabilitation doit donner la priorité aux problèmes et les traiter pour rendre les interventions rentables (Allison 2007 ; Miller et Hobbs 2007). Pour cela, il faut que les objectifs doit être explicitement mentionné avant la réhabilitation<text:s/>commence (Zedler et Callaway 1999 ; Ehrenfeld 2000). Identification de l'intention de réhabilitation constitue la première étape de la planification de la réhabilitation, notamment car les objectifs sont mieux imbriqués dans une échelle au moins un niveau<text:s/>supérieur à celui de l'unité focale prévue. La réhabilitation des zones humides devrait idéalement s'inscrire dans une vision qui est conçu au niveau du sous-bassin, ou même à un niveau régional, provincial ou au niveau national. Objectifs à grande échelle pour les zones humides à l'intérieur de grands bassins hydrographiques peuvent se rapporter à ceux développé par les agences de gestion des bassins versants et/ou ou le département sud-africain des affaires de l'eau (DWA), tandis qu'à des échelles spatiales plus petites, les objectifs et contraintes locaux joueront un rôle plus important (Rountree et al. 2009). Pendant le processus de planification, les objectifs à grande échelle (nationaux ou régionaux) à concilier avec le local (spécifique au site ou sous-bassin) les objectifs de la réhabilitation. C'est pourquoi un L'approche hiérarchique de la planification est essentielle. La planification de la réadaptation devrait être conforme dans le but plus large d'atteindre le bassin tertiaire et s'attaquer aux<text:s/>causes des problèmes plutôt qu'aux symptômes (Rutherfurd et al. 2000). Une bonne planification et une Une déclaration claire des objectifs de réhabilitation aidera également à le suivi des résultats d'un projet de réhabilitation, puisque les résultats peuvent être mesurés par rapport aux objectifs fixés dans le plan de réhabilitation (Rountree et al. 2009). Le cadre spatial présenté ici peut servir de une ligne directrice pour la planification de la réhabilitation. Décisions doivent être faites sur la base<text:s/>d'évaluations qui affectent la niveau dans le cadre spatial hiérarchique approprié pour les objectifs de la réhabilitation. Identification de chaque partie de la zone humide à un niveau hiérarchique approprié aide à la prise de décision pour la restauration des zones humides (Labadz et al. 2002). Dans le cadre de la réhabilitation de la planification, les six échelles spatiales suivantes sont envisagé. Priorité nationale ou provinciale Priorité nationale ou les politiques provinciales sont prises en compte<text:s/>pour identifier les bassins versants tertiaires prioritaires (par exemple, ceux qui sont sont stressés et connaissent une diminution de l'eau sécurité).</text:p>
      <text:p text:style-name="P23">Bassin versant du Quaternaire Dans un bassin versant tertiaire, les sous-bassins hydrographiques plus<text:s/>petits sont identifiés sur le base des priorités plus larges qui découlent des ou les politiques provinciales et comment celles-ci sont liées au sous-bassin les caractéristiques et les possibilités de réadaptation. D'autres objectifs locaux, tels que l'amélioration de l'eau qualité pour la pêche récréative et l'écotourisme, peut entrent également en jeu. Complexe de zones humides Un complexe de zones humides est une zone contiguë dans un bassin versant du quaternaire qui présente les caractéristiques des zones humides sur l'ensemble de son aire de répartition. A Le complexe de zones humides peut être constitué de plusieurs unités hydrogéomorphiques, c'est-à-dire l'ensemble de la zone humide. Unité HGM L'unité HGM est l'élément clé de la l'identification et la typologie des zones humides. Dans certaines les cas où un ou plusieurs types de MGH pourraient être affectés par un changement dans l'utilisation des terres. L'attribution d'une zone humide à un certains types de MGH sont la clé de la compréhension quel<text:s/>était son fonctionnement naturel et quelle était sa dégradation a eu lieu (Labadz et al. 2002).<text:s/></text:p>
      <text:p text:style-name="P24"/>
      <text:p text:style-name="P25">Type d'habitat<text:s/></text:p>
      <text:p text:style-name="P26"/>
      <text:p text:style-name="P27">Le type d'habitat est une zone située dans une zone humide où les mêmes conditions environnementales et des contraintes pour la croissance des plantes s'appliquent. Les types d'habitat peuvent être décrits comme des unités distinctes, bien qu'il soit reconnu qu'en réalité, la plupart des unités se situent sur un continuum. Type de végétation Dans de nombreux cas, les types de végétation coïncident<text:s/>avec les types d'habitats d'une même zone humide, bien que certains types<text:s/><text:soft-page-break/>d'habitats puissent comprendre une mosaïque de types de végétation. Au-dessus du niveau de l'hydrogéomorphe (HGM)</text:p>
      <text:p text:style-name="P28">la planification de la réhabilitation est souvent plus<text:s/>spécifique (Rountree et al. 2009), considérant qu'il y a une planification de la réhabilitation au sens strict au niveau de l'unité HGM ou en dessous (Kotze et al. 2009b). Trois niveaux sont reconnus dans la surveillance des zones humides et des programmes<text:s/>d'évaluation aux États-Unis, une Évaluation du paysage (niveau I), une évaluation rapide (niveau II) et l'évaluation intensive du site (niveau III) (Fennessy et al. 2007). Le national aux zones humides l'échelle complexe relève du niveau I, l'unité HGM au<text:s/>sein de la catégorie II et des types d'habitats et de végétation relèvent généralement du niveau III. L'exercice de planification fait d'abord suite à la des échelles spatiales hiérarchisées pour atteindre la zone humide prioritaires pour la réhabilitation (Fig. 1). Au niveau le plus large un outil basé sur le SIG est disponible à l'adresse suivante des échelles nationales ou provinciales pour donner la priorité au secteur tertiaire les bassins versants dans lesquels identifier les zones humides à réhabiliter (Rountree et al. 2009). Cet outil comprend un une série de critères biophysiques et socio-économiques qui peut être considéré comme important à cette échelle de priorité, y compris : Priorité nationale en matière de biodiversité Les zones, la répartition des sites Ramsar, la répartition des bassins hydrographiques soumis à un stress hydrique, répartition spatiale des niveaux de pauvreté (indiqués par le biais de la Gap Index) et l'érodabilité des sols. Les parties prenantes qui peuvent être concernés, notamment les autorités nationales ou provinciales des départements tels que le département des eaux et forêts, le département de l'environnement Affaires et Tourisme, le Département national des L'agriculture et le ministère des travaux publics. Dans un pays qui est confronté à de graves pénuries d'eau dans un l'avenir, les services écosystémiques comme la rétention d'eau sont de la plus haute importance (Davies et Day 1998 ; Postel et Richter 2003). Une fois qu'un bassin versant tertiaire a été identifié,<text:s/>le La prochaine étape consiste à identifier un bassin versant quaternaire dans quelles zones humides peuvent être réhabilitées en priorité. Cela devrait être fait sur la base de la perception les avantages obtenus grâce à l'amélioration de l'écosystème services en réhabilitant les zones humides. Il devrait être possibilité de trouver des zones dans le bassin tertiaire qui sont susceptibles de contribuer à la réalisation de de la zone, en étudiant les caractéristiques topographiques et géologiques des cartes, des photographies aériennes et des données climatiques pour la région. Cette étape donnera lieu à un ensemble de candidats des zones humides pour envisager leur réhabilitation. Les zones humides candidates sont ensuite examinées dans plus de détail basé<text:s/>sur l'étude documentaire et les visites sur le terrain, en termes des éléments suivants : la mesure dans laquelle les zones humides sont les dommages, le type de zone humide et les impacts probables de réhabilitation sur la santé des zones humides ou de fourniture de les services écosystémiques.<text:s/></text:p>
      <text:p text:style-name="P29"/>
      <text:p text:style-name="P30">Prise en compte de la réhabilitation<text:s/></text:p>
      <text:p text:style-name="P31"/>
      <text:p text:style-name="P32">Les objectifs et les services écosystémiques pertinents sont les suivants important lors de la sélection du type de zone humide réhabilitées, comme le montre le tableau 3. Afin de recueillir les informations nécessaires, il est important d'entreprendre une visite sur le terrain, en complément l'étude de bureau avec les connaissances acquises sur le terrain. Décisions finales sur la hiérarchisation des priorités en matière de réhabilitation a reconnu que certaines personnes dépendantes des zones humides les espèces sont susceptibles d'exiger un seuil minimum le niveau de santé des zones humides. Si, par exemple, ce seuil était un score de 7 puis une zone humide de 10 ha avec un<text:s/>score de 5 (c'est-à-dire inférieur au seuil) serait certainement ne pas être équivalent à 5 hectares de zone humide vierge pour cette espèce particulière. Illustrer un cadre spatial pour la planification réhabilitation des zones humides Deux études de cas sont présentées : la première porte sur<text:s/>la fixation de priorités à l'échelle d'un grand bassin versant pour améliorer le débit de base<text:s/><text:soft-page-break/>d'une rivière, tandis que le second se concentre sur la valeur de conservation d'un habitat spécifique unité.</text:p>
      <text:p text:style-name="P33"/>
      <text:p text:style-name="P34"/>
      <text:p text:style-name="P35"/>
      <text:p text:style-name="P36"/>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 Lizeski</meta:initial-creator>
    <dc:creator>Emma Lizeski</dc:creator>
    <meta:creation-date>2020-11-23T10:19:00Z</meta:creation-date>
    <dc:date>2020-12-21T17:29:00Z</dc:date>
    <meta:template xlink:href="Normal" xlink:type="simple"/>
    <meta:editing-cycles>2</meta:editing-cycles>
    <meta:editing-duration>PT19200S</meta:editing-duration>
    <meta:document-statistic meta:page-count="6" meta:paragraph-count="43" meta:word-count="3368" meta:character-count="21851" meta:row-count="154" meta:non-whitespace-character-count="18526"/>
  </office:meta>
</office:document-meta>
</file>